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g>
              <draw:g>
                <draw:custom-shape draw:style-name="gr1" draw:text-style-name="P1" draw:layer="layout" svg:width="0.1cm" svg:height="0.1cm" svg:x="1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2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1cm" svg:y="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2" draw:text-style-name="P1" draw:layer="layout" svg:width="1cm" svg:height="1cm" svg:x="2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3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4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5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" draw:text-style-name="P1" draw:layer="layout" svg:width="1cm" svg:height="1cm" svg:x="7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9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0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7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2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3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1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4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5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2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7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9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20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7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22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3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1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4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2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g>
                <draw:custom-shape draw:style-name="gr1" draw:text-style-name="P1" draw:layer="layout" svg:width="0.1cm" svg:height="0.1cm" svg:x="1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6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2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6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1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7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2" draw:text-style-name="P1" draw:layer="layout" svg:width="1cm" svg:height="1cm" svg:x="2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3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1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4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10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5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10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" draw:text-style-name="P1" draw:layer="layout" svg:width="1cm" svg:height="1cm" svg:x="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8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6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1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9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10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0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7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2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3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1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1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4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10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5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2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8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6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1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9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10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20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7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22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3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1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1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4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2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g>
                <draw:custom-shape draw:style-name="gr1" draw:text-style-name="P1" draw:layer="layout" svg:width="0.1cm" svg:height="0.1cm" svg:x="1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1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2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1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1cm" svg:y="1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2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2" draw:text-style-name="P1" draw:layer="layout" svg:width="1cm" svg:height="1cm" svg:x="2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1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3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1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1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1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4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1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5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1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" draw:text-style-name="P1" draw:layer="layout" svg:width="1cm" svg:height="1cm" svg:x="7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1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8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1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6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1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1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9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1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0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1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7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1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2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1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3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1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1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1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1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4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1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5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1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2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7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1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8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1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6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1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1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9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1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20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1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7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1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22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1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3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1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1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1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1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4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1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1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2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1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g>
                <draw:custom-shape draw:style-name="gr1" draw:text-style-name="P1" draw:layer="layout" svg:width="0.1cm" svg:height="0.1cm" svg:x="1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6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2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16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16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1cm" svg:y="1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1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1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1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1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1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1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1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1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17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17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2" draw:text-style-name="P1" draw:layer="layout" svg:width="1cm" svg:height="1cm" svg:x="2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1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1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3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2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2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2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4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20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5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20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" draw:text-style-name="P1" draw:layer="layout" svg:width="1cm" svg:height="1cm" svg:x="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1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1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8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2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6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2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2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9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20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0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2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7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2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1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1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3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2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1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2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2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4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20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5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2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2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1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1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8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2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6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2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2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9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20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20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2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7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22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1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1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3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2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1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20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1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2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4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2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2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1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g>
                <draw:custom-shape draw:style-name="gr1" draw:text-style-name="P1" draw:layer="layout" svg:width="0.1cm" svg:height="0.1cm" svg:x="1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1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2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2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1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2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3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4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5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6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7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8cm" svg:y="21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2.9cm" svg:y="21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1cm" svg:height="0.1cm" svg:x="1cm" svg:y="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.1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.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.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.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.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.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.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.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1cm" svg:height="0.1cm" svg:x="1cm" svg:y="2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1cm" svg:y="2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2cm" svg:y="2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3cm" svg:y="2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4cm" svg:y="2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5cm" svg:y="2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6cm" svg:y="2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7cm" svg:y="2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8cm" svg:y="22.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1cm" svg:height="0.1cm" svg:x="1.9cm" svg:y="22.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2" draw:text-style-name="P1" draw:layer="layout" svg:width="1cm" svg:height="1cm" svg:x="2cm" svg:y="2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2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2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3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3cm" svg:y="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cm" svg:y="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4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cm" svg:y="2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5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5cm" svg:y="2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" draw:text-style-name="P1" draw:layer="layout" svg:width="1cm" svg:height="1cm" svg:x="7cm" svg:y="2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2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2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8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8cm" svg:y="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6cm" svg:y="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7cm" svg:y="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9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9cm" svg:y="2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0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0cm" svg:y="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7cm" svg:y="2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2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6cm" svg:y="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2cm" svg:y="2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2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2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3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3cm" svg:y="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1cm" svg:y="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2cm" svg:y="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4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4cm" svg:y="2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15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5cm" svg:y="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2cm" svg:y="2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2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1cm" svg:y="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17cm" svg:y="2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2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2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8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8cm" svg:y="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6cm" svg:y="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7cm" svg:y="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19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19cm" svg:y="2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cm" svg:height="1cm" svg:x="20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0cm" svg:y="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17cm" svg:y="2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2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6cm" svg:y="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cm" svg:height="1cm" svg:x="22cm" svg:y="2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2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2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3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3cm" svg:y="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1cm" svg:y="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2cm" svg:y="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1cm" svg:height="1cm" svg:x="24cm" svg:y="2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2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2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24cm" svg:y="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1" draw:layer="layout" svg:width="1cm" svg:height="1cm" svg:x="22cm" svg:y="2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2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1cm" svg:y="22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21:14:51.895145968</meta:creation-date>
    <dc:date>2020-10-16T21:51:27.939514642</dc:date>
    <meta:editing-duration>PT12M55S</meta:editing-duration>
    <meta:editing-cycles>5</meta:editing-cycles>
    <meta:generator>LibreOffice/6.0.7.3$Linux_X86_64 LibreOffice_project/00m0$Build-3</meta:generator>
    <meta:document-statistic meta:object-count="2326"/>
  </office:meta>
</office:document-meta>
</file>